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053">
            <text:p>1053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1.42450142450143">
            <text:p>1.4245014245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084">
            <text:p>108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3.13653136531364">
            <text:p>3.1365313653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float" office:value="715">
            <text:p>715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3.21678321678323">
            <text:p>3.2167832168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372">
            <text:p>1372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6.4139941690962">
            <text:p>6.4139941691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771">
            <text:p>771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5.83657587548639">
            <text:p>5.8365758755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47">
            <text:p>747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2.94511378848728">
            <text:p>2.9451137885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75">
            <text:p>975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1.53846153846153">
            <text:p>1.5384615385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309">
            <text:p>1309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1.45148968678382">
            <text:p>1.4514896868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2.40384615384615">
            <text:p>2.4038461538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20">
            <text:p>12320</text:p>
          </table:table-cell>
          <table:table-cell office:value-type="float" office:value="1">
            <text:p>1</text:p>
          </table:table-cell>
          <table:table-cell office:value-type="float" office:value="12362">
            <text:p>12362</text:p>
          </table:table-cell>
          <table:table-cell office:value-type="float" office:value="12150">
            <text:p>1215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1.74485596707818">
            <text:p>1.7448559671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001">
            <text:p>2001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3.74812593703149">
            <text:p>3.748125937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float" office:value="1326">
            <text:p>1326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4.07239819004526">
            <text:p>4.07239819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2874">
            <text:p>2874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4.97564370215726">
            <text:p>4.9756437022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1814">
            <text:p>1814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1.04740904079384">
            <text:p>1.0474090408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office:value-type="float" office:value="1201">
            <text:p>1201</text:p>
          </table:table-cell>
          <table:table-cell office:value-type="float" office:value="1149">
            <text:p>1149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4.52567449956484">
            <text:p>4.5256744996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60">
            <text:p>96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2.70833333333333">
            <text:p>2.7083333333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22">
            <text:p>1722</text:p>
          </table:table-cell>
          <table:table-cell office:value-type="float" office:value="1621">
            <text:p>1621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6.23072177668107">
            <text:p>6.2307217767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54">
            <text:p>1254</text:p>
          </table:table-cell>
          <table:table-cell office:value-type="float" office:value="1230">
            <text:p>1230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1.95121951219512">
            <text:p>1.9512195122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15">
            <text:p>161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0.185758513931901">
            <text:p>0.1857585139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50">
            <text:p>4150</text:p>
          </table:table-cell>
          <table:table-cell office:value-type="float" office:value="3970">
            <text:p>397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4.53400503778339">
            <text:p>4.5340050378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50">
            <text:p>115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2.08695652173914">
            <text:p>2.0869565217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59">
            <text:p>4959</text:p>
          </table:table-cell>
          <table:table-cell office:value-type="float" office:value="4955">
            <text:p>495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0.0807265388496461">
            <text:p>0.0807265388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3845">
            <text:p>384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4.52535760728219">
            <text:p>4.5253576073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10">
            <text:p>6010</text:p>
          </table:table-cell>
          <table:table-cell office:value-type="float" office:value="1">
            <text:p>1</text:p>
          </table:table-cell>
          <table:table-cell office:value-type="float" office:value="6049">
            <text:p>6049</text:p>
          </table:table-cell>
          <table:table-cell office:value-type="float" office:value="5830">
            <text:p>583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3.75643224699829">
            <text:p>3.756432247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980">
            <text:p>16980</text:p>
          </table:table-cell>
          <table:table-cell office:value-type="float" office:value="1">
            <text:p>1</text:p>
          </table:table-cell>
          <table:table-cell office:value-type="float" office:value="17039">
            <text:p>17039</text:p>
          </table:table-cell>
          <table:table-cell office:value-type="float" office:value="17190">
            <text:p>1719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-0.878417684700409">
            <text:p>-0.8784176847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70">
            <text:p>2470</text:p>
          </table:table-cell>
          <table:table-cell office:value-type="float" office:value="0">
            <text:p>0</text:p>
          </table:table-cell>
          <table:table-cell office:value-type="float" office:value="2494">
            <text:p>2494</text:p>
          </table:table-cell>
          <table:table-cell office:value-type="float" office:value="2420">
            <text:p>242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3.05785123966942">
            <text:p>3.0578512397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878">
            <text:p>1878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18317358892439">
            <text:p>-2.1831735889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 office:value-type="float" office:value="1149">
            <text:p>114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3.39425587467363">
            <text:p>3.3942558747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05">
            <text:p>4905</text:p>
          </table:table-cell>
          <table:table-cell office:value-type="float" office:value="1">
            <text:p>1</text:p>
          </table:table-cell>
          <table:table-cell office:value-type="float" office:value="4909">
            <text:p>4909</text:p>
          </table:table-cell>
          <table:table-cell office:value-type="float" office:value="4935">
            <text:p>493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-0.526849037487338">
            <text:p>-0.5268490375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249">
            <text:p>5249</text:p>
          </table:table-cell>
          <table:table-cell office:value-type="float" office:value="5280">
            <text:p>528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-0.587121212121218">
            <text:p>-0.5871212121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783">
            <text:p>783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2.9374201787995">
            <text:p>2.9374201788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 office:value-type="float" office:value="1843">
            <text:p>1843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1.46500271296799">
            <text:p>-1.465002713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02">
            <text:p>402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2.23880597014924">
            <text:p>2.2388059701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1">
            <text:p>1</text:p>
          </table:table-cell>
          <table:table-cell office:value-type="float" office:value="2132">
            <text:p>2132</text:p>
          </table:table-cell>
          <table:table-cell office:value-type="float" office:value="1986">
            <text:p>1986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7.35146022155087">
            <text:p>7.3514602216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354">
            <text:p>2354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2.80373831775699">
            <text:p>2.8037383178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308">
            <text:p>2308</text:p>
          </table:table-cell>
          <table:table-cell office:value-type="float" office:value="2263">
            <text:p>2263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1.98851082633674">
            <text:p>1.9885108263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46">
            <text:p>1146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83246073298429">
            <text:p>1.832460733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07">
            <text:p>3807</text:p>
          </table:table-cell>
          <table:table-cell office:value-type="float" office:value="1">
            <text:p>1</text:p>
          </table:table-cell>
          <table:table-cell office:value-type="float" office:value="3849">
            <text:p>3849</text:p>
          </table:table-cell>
          <table:table-cell office:value-type="float" office:value="3755">
            <text:p>3755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2.50332889480693">
            <text:p>2.5033288948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office:value-type="float" office:value="1633">
            <text:p>1633</text:p>
          </table:table-cell>
          <table:table-cell office:value-type="float" office:value="1582">
            <text:p>1582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3.22376738305942">
            <text:p>3.2237673831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52">
            <text:p>2452</text:p>
          </table:table-cell>
          <table:table-cell office:value-type="float" office:value="2422">
            <text:p>2422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1.23864574731627">
            <text:p>1.2386457473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8439">
            <text:p>8439</text:p>
          </table:table-cell>
          <table:table-cell office:value-type="float" office:value="8400">
            <text:p>840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0.464285714285722">
            <text:p>0.4642857143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6814">
            <text:p>6814</text:p>
          </table:table-cell>
          <table:table-cell office:value-type="float" office:value="6750">
            <text:p>675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0.948148148148135">
            <text:p>0.9481481481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78">
            <text:p>1478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5.7510148849797">
            <text:p>-5.75101488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34">
            <text:p>1934</text:p>
          </table:table-cell>
          <table:table-cell office:value-type="float" office:value="1">
            <text:p>1</text:p>
          </table:table-cell>
          <table:table-cell office:value-type="float" office:value="1933">
            <text:p>1933</text:p>
          </table:table-cell>
          <table:table-cell office:value-type="float" office:value="1926">
            <text:p>1926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0.363447559709257">
            <text:p>0.3634475597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3700">
            <text:p>370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1.18918918918919">
            <text:p>1.1891891892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4">
            <text:p>2634</text:p>
          </table:table-cell>
          <table:table-cell office:value-type="float" office:value="2648">
            <text:p>2648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-0.528700906344412">
            <text:p>-0.5287009063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2">
            <text:p>3502</text:p>
          </table:table-cell>
          <table:table-cell office:value-type="float" office:value="3455">
            <text:p>3455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1.3603473227207">
            <text:p>1.3603473227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4.32900432900433">
            <text:p>4.329004329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836">
            <text:p>2836</text:p>
          </table:table-cell>
          <table:table-cell office:value-type="float" office:value="2739">
            <text:p>2739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3.54143848119752">
            <text:p>3.5414384812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70">
            <text:p>5370</text:p>
          </table:table-cell>
          <table:table-cell office:value-type="float" office:value="0">
            <text:p>0</text:p>
          </table:table-cell>
          <table:table-cell office:value-type="float" office:value="5335">
            <text:p>5335</text:p>
          </table:table-cell>
          <table:table-cell office:value-type="float" office:value="5350">
            <text:p>5350</text:p>
          </table:table-cell>
          <table:table-cell table:formula="of:=IF(AND([.B51]&gt;[.E51];[.H51]=1);1;&quot;&quot;)" office:value-type="float" office:value="1">
            <text:p>1</text:p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 office:value-type="float" office:value="1">
            <text:p>1</text:p>
          </table:table-cell>
          <table:table-cell/>
          <table:table-cell table:formula="of:=([.D51]/[.E51]*100)-100" office:value-type="float" office:value="-0.280373831775705">
            <text:p>-0.2803738318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22">
            <text:p>2122</text:p>
          </table:table-cell>
          <table:table-cell office:value-type="float" office:value="2099">
            <text:p>2099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1.09575988565985">
            <text:p>1.0957598857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37">
            <text:p>3437</text:p>
          </table:table-cell>
          <table:table-cell office:value-type="float" office:value="3295">
            <text:p>329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4.30955993930198">
            <text:p>4.3095599393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458">
            <text:p>2458</text:p>
          </table:table-cell>
          <table:table-cell office:value-type="float" office:value="2425">
            <text:p>2425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1.36082474226804">
            <text:p>1.3608247423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08">
            <text:p>2308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float" office:value="2311">
            <text:p>2311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1.08178277801818">
            <text:p>1.081782778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office:value-type="float" office:value="689">
            <text:p>689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2.61248185776488">
            <text:p>2.6124818578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379">
            <text:p>4379</text:p>
          </table:table-cell>
          <table:table-cell office:value-type="float" office:value="4350">
            <text:p>435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0.666666666666657">
            <text:p>0.6666666667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40">
            <text:p>5240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30">
            <text:p>523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1.41491395793499">
            <text:p>1.4149139579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office:value-type="float" office:value="4090">
            <text:p>4090</text:p>
          </table:table-cell>
          <table:table-cell office:value-type="float" office:value="3992">
            <text:p>3992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2.45490981963927">
            <text:p>2.4549098196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1564">
            <text:p>1564</text:p>
          </table:table-cell>
          <table:table-cell office:value-type="float" office:value="1535">
            <text:p>1535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1.88925081433224">
            <text:p>1.8892508143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18">
            <text:p>1018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1.27701375245579">
            <text:p>1.2770137525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float" office:value="1037">
            <text:p>1037</text:p>
          </table:table-cell>
          <table:table-cell office:value-type="float" office:value="1032">
            <text:p>1032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0.484496124031011">
            <text:p>0.484496124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399">
            <text:p>5399</text:p>
          </table:table-cell>
          <table:table-cell office:value-type="float" office:value="5450">
            <text:p>545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935779816513758">
            <text:p>-0.9357798165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827">
            <text:p>1827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0.218938149972629">
            <text:p>0.21893815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090">
            <text:p>5090</text:p>
          </table:table-cell>
          <table:table-cell office:value-type="float" office:value="1">
            <text:p>1</text:p>
          </table:table-cell>
          <table:table-cell office:value-type="float" office:value="5114">
            <text:p>5114</text:p>
          </table:table-cell>
          <table:table-cell office:value-type="float" office:value="5110">
            <text:p>511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0.0782778864970624">
            <text:p>0.0782778865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3560">
            <text:p>3560</text:p>
          </table:table-cell>
          <table:table-cell office:value-type="float" office:value="3765">
            <text:p>376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5.44488711819389">
            <text:p>-5.4448871182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1776">
            <text:p>1776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1.85810810810811">
            <text:p>1.8581081081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1990">
            <text:p>1990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3.21608040201005">
            <text:p>3.216080402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464">
            <text:p>5464</text:p>
          </table:table-cell>
          <table:table-cell office:value-type="float" office:value="5430">
            <text:p>543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0.626151012891341">
            <text:p>0.6261510129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1565">
            <text:p>156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319488817891369">
            <text:p>0.3194888179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86">
            <text:p>2286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0.831146106736654">
            <text:p>-0.8311461067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782">
            <text:p>782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2.17391304347827">
            <text:p>2.1739130435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float" office:value="1857">
            <text:p>185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0.969305331179314">
            <text:p>0.9693053312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3960">
            <text:p>13960</text:p>
          </table:table-cell>
          <table:table-cell office:value-type="float" office:value="1">
            <text:p>1</text:p>
          </table:table-cell>
          <table:table-cell office:value-type="float" office:value="14079">
            <text:p>14079</text:p>
          </table:table-cell>
          <table:table-cell office:value-type="float" office:value="13990">
            <text:p>1399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636168691922805">
            <text:p>0.6361686919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487">
            <text:p>2487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3.53839967832729">
            <text:p>3.5383996783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58">
            <text:p>5158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88">
            <text:p>5288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3.34720121028744">
            <text:p>-3.3472012103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70">
            <text:p>9570</text:p>
          </table:table-cell>
          <table:table-cell office:value-type="float" office:value="0">
            <text:p>0</text:p>
          </table:table-cell>
          <table:table-cell office:value-type="float" office:value="9570">
            <text:p>9570</text:p>
          </table:table-cell>
          <table:table-cell office:value-type="float" office:value="9590">
            <text:p>959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0.208550573514074">
            <text:p>-0.2085505735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42">
            <text:p>1042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 office:value-type="float" office:value="1">
            <text:p>1</text:p>
          </table:table-cell>
          <table:table-cell/>
          <table:table-cell table:formula="of:=([.D78]/[.E78]*100)-100" office:value-type="float" office:value="-0.671785028790779">
            <text:p>-0.6717850288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4">
            <text:p>1444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1.45429362880887">
            <text:p>1.4542936288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float" office:value="881">
            <text:p>881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3.51872871736663">
            <text:p>3.5187287174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103">
            <text:p>1103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10.4261106074343">
            <text:p>10.4261106074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492">
            <text:p>492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0.8130081300813">
            <text:p>0.8130081301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34">
            <text:p>134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3.73134328358209">
            <text:p>3.7313432836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703">
            <text:p>2703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2.55271920088791">
            <text:p>2.5527192009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2">
            <text:p>552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2.35507246376811">
            <text:p>2.3550724638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3014">
            <text:p>3014</text:p>
          </table:table-cell>
          <table:table-cell office:value-type="float" office:value="2863">
            <text:p>2863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5.27418791477471">
            <text:p>5.2741879148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431">
            <text:p>1431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4.96156533892382">
            <text:p>4.9615653389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60">
            <text:p>3160</text:p>
          </table:table-cell>
          <table:table-cell office:value-type="float" office:value="1">
            <text:p>1</text:p>
          </table:table-cell>
          <table:table-cell office:value-type="float" office:value="3199">
            <text:p>3199</text:p>
          </table:table-cell>
          <table:table-cell office:value-type="float" office:value="3185">
            <text:p>318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 office:value-type="float" office:value="1">
            <text:p>1</text:p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0.439560439560438">
            <text:p>0.4395604396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47">
            <text:p>1247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5.3728949478749">
            <text:p>5.3728949479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15">
            <text:p>1615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632">
            <text:p>1632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0.612745098039213">
            <text:p>0.612745098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489">
            <text:p>489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6.13496932515338">
            <text:p>6.1349693252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37">
            <text:p>2037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1.8654884634266">
            <text:p>1.8654884634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 office:value-type="float" office:value="1807">
            <text:p>1807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1.10680686220255">
            <text:p>1.1068068622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060">
            <text:p>1060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1.41509433962264">
            <text:p>1.4150943396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361">
            <text:p>361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3.601108033241">
            <text:p>3.6011080332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199">
            <text:p>2199</text:p>
          </table:table-cell>
          <table:table-cell office:value-type="float" office:value="2085">
            <text:p>208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5.46762589928058">
            <text:p>5.4676258993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33">
            <text:p>733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954979536152806">
            <text:p>-0.9549795362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office:value-type="float" office:value="670">
            <text:p>67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5.82089552238807">
            <text:p>5.8208955224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60">
            <text:p>56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2.67857142857142">
            <text:p>2.6785714286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05">
            <text:p>2105</text:p>
          </table:table-cell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2064">
            <text:p>2064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1.55038759689923">
            <text:p>1.5503875969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547">
            <text:p>547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3.10786106032907">
            <text:p>3.1078610603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369">
            <text:p>1369</text:p>
          </table:table-cell>
          <table:table-cell office:value-type="float" office:value="1365">
            <text:p>1365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0.293040293040292">
            <text:p>0.293040293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table:formula="of:=IF(AND([.B103]&gt;[.E103];[.H103]=1);1;&quot;&quot;)" office:value-type="float" office:value="1">
            <text:p>1</text:p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0.779727095516563">
            <text:p>0.7797270955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20">
            <text:p>3820</text:p>
          </table:table-cell>
          <table:table-cell office:value-type="float" office:value="0">
            <text:p>0</text:p>
          </table:table-cell>
          <table:table-cell office:value-type="float" office:value="3847">
            <text:p>3847</text:p>
          </table:table-cell>
          <table:table-cell office:value-type="float" office:value="3610">
            <text:p>361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6.56509695290859">
            <text:p>6.5650969529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1348">
            <text:p>1348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2.81899109792285">
            <text:p>-2.8189910979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2.23880597014924">
            <text:p>2.2388059701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764">
            <text:p>2764</text:p>
          </table:table-cell>
          <table:table-cell office:value-type="float" office:value="2632">
            <text:p>2632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5.01519756838906">
            <text:p>5.0151975684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574">
            <text:p>574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5.05226480836237">
            <text:p>5.0522648084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5.31914893617021">
            <text:p>5.3191489362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87">
            <text:p>6387</text:p>
          </table:table-cell>
          <table:table-cell office:value-type="float" office:value="1">
            <text:p>1</text:p>
          </table:table-cell>
          <table:table-cell office:value-type="float" office:value="6488">
            <text:p>6488</text:p>
          </table:table-cell>
          <table:table-cell office:value-type="float" office:value="6120">
            <text:p>6120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6.01307189542484">
            <text:p>6.0130718954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49">
            <text:p>1749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84">
            <text:p>168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4.80997624703088">
            <text:p>4.809976247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office:value-type="float" office:value="1112">
            <text:p>1112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8.36330935251799">
            <text:p>8.3633093525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92">
            <text:p>1692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09">
            <text:p>160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6.65009322560597">
            <text:p>6.6500932256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17">
            <text:p>517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5.99613152804641">
            <text:p>5.996131528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728">
            <text:p>1728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5.84490740740742">
            <text:p>5.8449074074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671">
            <text:p>1671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5.98444045481747">
            <text:p>5.9844404548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644">
            <text:p>644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5.90062111801242">
            <text:p>5.900621118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office:value-type="float" office:value="760">
            <text:p>760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2.89473684210526">
            <text:p>2.8947368421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5">
            <text:p>1415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1382">
            <text:p>1382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3.69030390738061">
            <text:p>3.6903039074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1231">
            <text:p>1231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5.11779041429732">
            <text:p>5.1177904143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23">
            <text:p>923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5.52546045503792">
            <text:p>5.525460455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53">
            <text:p>235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4.88737781555462">
            <text:p>4.8873778156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08">
            <text:p>208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2.40384615384615">
            <text:p>2.4038461538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15">
            <text:p>1715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4.02332361516035">
            <text:p>4.0233236152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44">
            <text:p>644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 office:value-type="float" office:value="1">
            <text:p>1</text:p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3.1055900621118">
            <text:p>3.1055900621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288">
            <text:p>1288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2.48447204968944">
            <text:p>2.4844720497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 office:value-type="float" office:value="1479">
            <text:p>1479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1.96078431372548">
            <text:p>1.9607843137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25">
            <text:p>4825</text:p>
          </table:table-cell>
          <table:table-cell office:value-type="float" office:value="1">
            <text:p>1</text:p>
          </table:table-cell>
          <table:table-cell office:value-type="float" office:value="4852">
            <text:p>4852</text:p>
          </table:table-cell>
          <table:table-cell office:value-type="float" office:value="4875">
            <text:p>4875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-0.47179487179487">
            <text:p>-0.4717948718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float" office:value="6269">
            <text:p>6269</text:p>
          </table:table-cell>
          <table:table-cell office:value-type="float" office:value="6140">
            <text:p>614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2.10097719869707">
            <text:p>2.1009771987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42">
            <text:p>1042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5.27831094049904">
            <text:p>5.2783109405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037">
            <text:p>5037</text:p>
          </table:table-cell>
          <table:table-cell office:value-type="float" office:value="1">
            <text:p>1</text:p>
          </table:table-cell>
          <table:table-cell office:value-type="float" office:value="5140">
            <text:p>5140</text:p>
          </table:table-cell>
          <table:table-cell office:value-type="float" office:value="5100">
            <text:p>5100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 office:value-type="float" office:value="1">
            <text:p>1</text:p>
          </table:table-cell>
          <table:table-cell/>
          <table:table-cell table:formula="of:=([.D132]/[.E132]*100)-100" office:value-type="float" office:value="0.784313725490193">
            <text:p>0.7843137255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42">
            <text:p>5642</text:p>
          </table:table-cell>
          <table:table-cell office:value-type="float" office:value="0">
            <text:p>0</text:p>
          </table:table-cell>
          <table:table-cell office:value-type="float" office:value="5673">
            <text:p>5673</text:p>
          </table:table-cell>
          <table:table-cell office:value-type="float" office:value="5445">
            <text:p>5445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4.18732782369146">
            <text:p>4.1873278237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577">
            <text:p>1577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5.13633481293596">
            <text:p>5.1363348129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1258">
            <text:p>1258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3.41812400635931">
            <text:p>3.4181240064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4465">
            <text:p>446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2.79955207166853">
            <text:p>2.7995520717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2098">
            <text:p>2098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1.95424213536701">
            <text:p>1.9542421354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939">
            <text:p>3939</text:p>
          </table:table-cell>
          <table:table-cell office:value-type="float" office:value="3835">
            <text:p>383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2.71186440677967">
            <text:p>2.7118644068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05">
            <text:p>5905</text:p>
          </table:table-cell>
          <table:table-cell office:value-type="float" office:value="5770">
            <text:p>577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2.33968804159446">
            <text:p>2.3396880416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05">
            <text:p>7905</text:p>
          </table:table-cell>
          <table:table-cell office:value-type="float" office:value="1">
            <text:p>1</text:p>
          </table:table-cell>
          <table:table-cell office:value-type="float" office:value="7941">
            <text:p>7941</text:p>
          </table:table-cell>
          <table:table-cell office:value-type="float" office:value="7522">
            <text:p>7522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5.57032704068068">
            <text:p>5.5703270407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771">
            <text:p>1771</text:p>
          </table:table-cell>
          <table:table-cell office:value-type="float" office:value="1770">
            <text:p>177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0.0564971751412458">
            <text:p>0.0564971751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80">
            <text:p>15180</text:p>
          </table:table-cell>
          <table:table-cell office:value-type="float" office:value="0">
            <text:p>0</text:p>
          </table:table-cell>
          <table:table-cell office:value-type="float" office:value="15174">
            <text:p>15174</text:p>
          </table:table-cell>
          <table:table-cell office:value-type="float" office:value="14710">
            <text:p>1471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3.15431679129843">
            <text:p>3.1543167913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52">
            <text:p>4052</text:p>
          </table:table-cell>
          <table:table-cell office:value-type="float" office:value="3975">
            <text:p>397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1.93710691823898">
            <text:p>1.9371069182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25">
            <text:p>7425</text:p>
          </table:table-cell>
          <table:table-cell office:value-type="float" office:value="7170">
            <text:p>717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3.55648535564855">
            <text:p>3.5564853556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9">
            <text:p>2649</text:p>
          </table:table-cell>
          <table:table-cell office:value-type="float" office:value="1">
            <text:p>1</text:p>
          </table:table-cell>
          <table:table-cell office:value-type="float" office:value="2665">
            <text:p>2665</text:p>
          </table:table-cell>
          <table:table-cell office:value-type="float" office:value="2585">
            <text:p>258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3.09477756286267">
            <text:p>3.0947775629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75">
            <text:p>3175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2.01574803149607">
            <text:p>2.0157480315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00">
            <text:p>5100</text:p>
          </table:table-cell>
          <table:table-cell office:value-type="float" office:value="1">
            <text:p>1</text:p>
          </table:table-cell>
          <table:table-cell office:value-type="float" office:value="5129">
            <text:p>5129</text:p>
          </table:table-cell>
          <table:table-cell office:value-type="float" office:value="5080">
            <text:p>508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0.964566929133852">
            <text:p>0.9645669291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079">
            <text:p>7079</text:p>
          </table:table-cell>
          <table:table-cell office:value-type="float" office:value="6890">
            <text:p>689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2.74310595065313">
            <text:p>2.7431059507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88">
            <text:p>2188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125">
            <text:p>2125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3.85882352941177">
            <text:p>3.8588235294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float" office:value="1852">
            <text:p>1852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5.56155507559394">
            <text:p>5.5615550756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438">
            <text:p>2438</text:p>
          </table:table-cell>
          <table:table-cell office:value-type="float" office:value="2238">
            <text:p>2238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8.93655049151028">
            <text:p>8.9365504915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4013">
            <text:p>4013</text:p>
          </table:table-cell>
          <table:table-cell office:value-type="float" office:value="3895">
            <text:p>3895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 office:value-type="float" office:value="1">
            <text:p>1</text:p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3.02952503209242">
            <text:p>3.0295250321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170">
            <text:p>7170</text:p>
          </table:table-cell>
          <table:table-cell office:value-type="float" office:value="0">
            <text:p>0</text:p>
          </table:table-cell>
          <table:table-cell office:value-type="float" office:value="7265">
            <text:p>7265</text:p>
          </table:table-cell>
          <table:table-cell office:value-type="float" office:value="6880">
            <text:p>688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5.59593023255813">
            <text:p>5.5959302326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office:value-type="float" office:value="2257">
            <text:p>2257</text:p>
          </table:table-cell>
          <table:table-cell office:value-type="float" office:value="2144">
            <text:p>2144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5.27052238805969">
            <text:p>5.2705223881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624">
            <text:p>1624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2.95566502463053">
            <text:p>2.9556650246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71">
            <text:p>271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2.95202952029521">
            <text:p>2.9520295203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3.84615384615385">
            <text:p>3.8461538462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64">
            <text:p>2164</text:p>
          </table:table-cell>
          <table:table-cell office:value-type="float" office:value="1">
            <text:p>1</text:p>
          </table:table-cell>
          <table:table-cell office:value-type="float" office:value="2204">
            <text:p>2204</text:p>
          </table:table-cell>
          <table:table-cell office:value-type="float" office:value="2157">
            <text:p>2157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2.17895224849327">
            <text:p>2.1789522485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90">
            <text:p>2190</text:p>
          </table:table-cell>
          <table:table-cell office:value-type="float" office:value="1">
            <text:p>1</text:p>
          </table:table-cell>
          <table:table-cell office:value-type="float" office:value="2194">
            <text:p>2194</text:p>
          </table:table-cell>
          <table:table-cell office:value-type="float" office:value="2159">
            <text:p>2159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1.6211208893006">
            <text:p>1.6211208893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64">
            <text:p>1464</text:p>
          </table:table-cell>
          <table:table-cell table:formula="of:=IF(AND([.B161]&gt;[.E161];[.H161]=1);1;&quot;&quot;)" office:value-type="float" office:value="1">
            <text:p>1</text:p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-0.0683060109289642">
            <text:p>-0.0683060109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980">
            <text:p>2980</text:p>
          </table:table-cell>
          <table:table-cell office:value-type="float" office:value="2890">
            <text:p>289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3.11418685121107">
            <text:p>3.1141868512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5054">
            <text:p>5054</text:p>
          </table:table-cell>
          <table:table-cell office:value-type="float" office:value="4995">
            <text:p>499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1.18118118118117">
            <text:p>1.1811811812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453">
            <text:p>45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4.85651214128036">
            <text:p>4.8565121413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75">
            <text:p>4175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165">
            <text:p>416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1.24849939975991">
            <text:p>1.2484993998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199">
            <text:p>1199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4.00333611342785">
            <text:p>4.0033361134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  <table:table-cell office:value-type="float" office:value="4850">
            <text:p>485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2.18556701030927">
            <text:p>-2.1855670103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office:value-type="float" office:value="1888">
            <text:p>1888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0.423728813559322">
            <text:p>-0.4237288136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682">
            <text:p>682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2.19941348973607">
            <text:p>2.1994134897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  <table:table-cell office:value-type="float" office:value="1210">
            <text:p>1210</text:p>
          </table:table-cell>
          <table:table-cell office:value-type="float" office:value="1157">
            <text:p>1157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4.58081244598098">
            <text:p>4.580812446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889">
            <text:p>1889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4.12916887241927">
            <text:p>4.1291688724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30">
            <text:p>4830</text:p>
          </table:table-cell>
          <table:table-cell office:value-type="float" office:value="1">
            <text:p>1</text:p>
          </table:table-cell>
          <table:table-cell office:value-type="float" office:value="4815">
            <text:p>4815</text:p>
          </table:table-cell>
          <table:table-cell office:value-type="float" office:value="4805">
            <text:p>4805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0.208116545265355">
            <text:p>0.2081165453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496">
            <text:p>1496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1.53743315508021">
            <text:p>1.5374331551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660">
            <text:p>660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1.96969696969697">
            <text:p>-1.9696969697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30">
            <text:p>5830</text:p>
          </table:table-cell>
          <table:table-cell office:value-type="float" office:value="0">
            <text:p>0</text:p>
          </table:table-cell>
          <table:table-cell office:value-type="float" office:value="5839">
            <text:p>5839</text:p>
          </table:table-cell>
          <table:table-cell office:value-type="float" office:value="5940">
            <text:p>594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70033670033671">
            <text:p>-1.7003367003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23">
            <text:p>72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4.84094052558784">
            <text:p>4.8409405256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880">
            <text:p>8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0.227272727272734">
            <text:p>-0.2272727273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497">
            <text:p>1497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6.07882431529727">
            <text:p>6.0788243153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132">
            <text:p>113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0.618374558303884">
            <text:p>0.6183745583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491">
            <text:p>491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1.62932790224033">
            <text:p>1.6293279022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01">
            <text:p>301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2.65780730897009">
            <text:p>2.657807309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20">
            <text:p>4720</text:p>
          </table:table-cell>
          <table:table-cell office:value-type="float" office:value="1">
            <text:p>1</text:p>
          </table:table-cell>
          <table:table-cell office:value-type="float" office:value="4784">
            <text:p>4784</text:p>
          </table:table-cell>
          <table:table-cell office:value-type="float" office:value="4633">
            <text:p>4633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3.25922728253832">
            <text:p>3.2592272825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7">
            <text:p>1317</text:p>
          </table:table-cell>
          <table:table-cell office:value-type="float" office:value="1">
            <text:p>1</text:p>
          </table:table-cell>
          <table:table-cell office:value-type="float" office:value="1328">
            <text:p>1328</text:p>
          </table:table-cell>
          <table:table-cell office:value-type="float" office:value="1304">
            <text:p>1304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1.840490797546">
            <text:p>1.8404907975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491">
            <text:p>2491</text:p>
          </table:table-cell>
          <table:table-cell office:value-type="float" office:value="2544">
            <text:p>2544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-2.08333333333334">
            <text:p>-2.0833333333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1015">
            <text:p>1015</text:p>
          </table:table-cell>
          <table:table-cell office:value-type="float" office:value="1013">
            <text:p>1013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 office:value-type="float" office:value="1">
            <text:p>1</text:p>
          </table:table-cell>
          <table:table-cell/>
          <table:table-cell table:formula="of:=([.D185]/[.E185]*100)-100" office:value-type="float" office:value="0.197433366238897">
            <text:p>0.1974333662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270">
            <text:p>10270</text:p>
          </table:table-cell>
          <table:table-cell office:value-type="float" office:value="1">
            <text:p>1</text:p>
          </table:table-cell>
          <table:table-cell office:value-type="float" office:value="10457">
            <text:p>10457</text:p>
          </table:table-cell>
          <table:table-cell office:value-type="float" office:value="10190">
            <text:p>1019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2.62021589793915">
            <text:p>2.6202158979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90">
            <text:p>7090</text:p>
          </table:table-cell>
          <table:table-cell office:value-type="float" office:value="1">
            <text:p>1</text:p>
          </table:table-cell>
          <table:table-cell office:value-type="float" office:value="7154">
            <text:p>7154</text:p>
          </table:table-cell>
          <table:table-cell office:value-type="float" office:value="7000">
            <text:p>700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2.2">
            <text:p>2.2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240">
            <text:p>8240</text:p>
          </table:table-cell>
          <table:table-cell office:value-type="float" office:value="1">
            <text:p>1</text:p>
          </table:table-cell>
          <table:table-cell office:value-type="float" office:value="8324">
            <text:p>8324</text:p>
          </table:table-cell>
          <table:table-cell office:value-type="float" office:value="8660">
            <text:p>866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3.87990762124711">
            <text:p>-3.8799076212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1102">
            <text:p>1102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4.08348457350272">
            <text:p>4.0834845735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2">
            <text:p>972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56">
            <text:p>956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1.88284518828452">
            <text:p>1.8828451883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40">
            <text:p>1140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3.94736842105263">
            <text:p>3.9473684211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880">
            <text:p>1880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1.91489361702128">
            <text:p>1.914893617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 office:value-type="float" office:value="1">
            <text:p>1</text:p>
          </table:table-cell>
          <table:table-cell/>
          <table:table-cell table:formula="of:=([.D193]/[.E193]*100)-100" office:value-type="float" office:value="-0.220264317180622">
            <text:p>-0.2202643172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42">
            <text:p>2742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 office:value-type="float" office:value="2623">
            <text:p>2623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8799085017156">
            <text:p>4.8799085017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247">
            <text:p>4247</text:p>
          </table:table-cell>
          <table:table-cell office:value-type="float" office:value="1">
            <text:p>1</text:p>
          </table:table-cell>
          <table:table-cell office:value-type="float" office:value="4287">
            <text:p>4287</text:p>
          </table:table-cell>
          <table:table-cell office:value-type="float" office:value="4151">
            <text:p>415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3.27631895928693">
            <text:p>3.2763189593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677">
            <text:p>1677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6.08228980322004">
            <text:p>6.0822898032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2827">
            <text:p>282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4.52776795189247">
            <text:p>4.5277679519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3">
            <text:p>55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8.13743218806511">
            <text:p>8.1374321881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float" office:value="723">
            <text:p>723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5.3941908713693">
            <text:p>5.3941908714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594">
            <text:p>594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3.53535353535352">
            <text:p>3.5353535354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4.98614958448754">
            <text:p>4.9861495845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683">
            <text:p>1683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3.08972073677955">
            <text:p>3.089720736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23">
            <text:p>2923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2805">
            <text:p>2805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5.09803921568629">
            <text:p>5.0980392157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float" office:value="745">
            <text:p>745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2.95302013422818">
            <text:p>2.9530201342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5.67685589519651">
            <text:p>5.6768558952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674">
            <text:p>1674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9.37873357228196">
            <text:p>9.3787335723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390">
            <text:p>390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6.15384615384616">
            <text:p>6.1538461538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76">
            <text:p>1476</text:p>
          </table:table-cell>
          <table:table-cell office:value-type="float" office:value="1403">
            <text:p>1403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5.20313613684962">
            <text:p>5.2031361368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81">
            <text:p>38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5.77427821522309">
            <text:p>5.7742782152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6.49350649350649">
            <text:p>6.4935064935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82">
            <text:p>382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5.49738219895288">
            <text:p>5.497382199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24">
            <text:p>1424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5.61797752808988">
            <text:p>5.6179775281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32">
            <text:p>932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5.79399141630901">
            <text:p>5.7939914163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float" office:value="1569">
            <text:p>1569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7.07456978967495">
            <text:p>7.0745697897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office:value-type="float" office:value="1778">
            <text:p>1778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3.88076490438695">
            <text:p>3.8807649044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838">
            <text:p>838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7.27923627684963">
            <text:p>7.2792362768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587">
            <text:p>2587</text:p>
          </table:table-cell>
          <table:table-cell office:value-type="float" office:value="2450">
            <text:p>2450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5.59183673469389">
            <text:p>5.5918367347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60">
            <text:p>9060</text:p>
          </table:table-cell>
          <table:table-cell office:value-type="float" office:value="1">
            <text:p>1</text:p>
          </table:table-cell>
          <table:table-cell office:value-type="float" office:value="9084">
            <text:p>9084</text:p>
          </table:table-cell>
          <table:table-cell office:value-type="float" office:value="8810">
            <text:p>881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3.11010215664018">
            <text:p>3.1101021566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272">
            <text:p>2272</text:p>
          </table:table-cell>
          <table:table-cell office:value-type="float" office:value="2176">
            <text:p>2176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4.41176470588236">
            <text:p>4.4117647059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324">
            <text:p>1324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1.58610271903324">
            <text:p>1.586102719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81">
            <text:p>281</text:p>
          </table:table-cell>
          <table:table-cell table:formula="of:=IF(AND([.B222]&gt;[.E222];[.H222]=1);1;&quot;&quot;)" office:value-type="float" office:value="1">
            <text:p>1</text:p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 office:value-type="float" office:value="1">
            <text:p>1</text:p>
          </table:table-cell>
          <table:table-cell/>
          <table:table-cell table:formula="of:=([.D222]/[.E222]*100)-100" office:value-type="float" office:value="1.42348754448398">
            <text:p>1.4234875445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150">
            <text:p>115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 office:value-type="float" office:value="1">
            <text:p>1</text:p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4.8695652173913">
            <text:p>4.8695652174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1">
            <text:p>2311</text:p>
          </table:table-cell>
          <table:table-cell office:value-type="float" office:value="2179">
            <text:p>2179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6.05782469022486">
            <text:p>6.0578246902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71">
            <text:p>1171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115">
            <text:p>1115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4.75336322869954">
            <text:p>4.7533632287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float" office:value="2235">
            <text:p>2235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4.02684563758389">
            <text:p>4.0268456376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350">
            <text:p>9350</text:p>
          </table:table-cell>
          <table:table-cell office:value-type="float" office:value="1">
            <text:p>1</text:p>
          </table:table-cell>
          <table:table-cell office:value-type="float" office:value="9433">
            <text:p>9433</text:p>
          </table:table-cell>
          <table:table-cell office:value-type="float" office:value="8930">
            <text:p>893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5.6326987681971">
            <text:p>5.6326987682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80">
            <text:p>6180</text:p>
          </table:table-cell>
          <table:table-cell office:value-type="float" office:value="1">
            <text:p>1</text:p>
          </table:table-cell>
          <table:table-cell office:value-type="float" office:value="6184">
            <text:p>6184</text:p>
          </table:table-cell>
          <table:table-cell office:value-type="float" office:value="5950">
            <text:p>595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3.9327731092437">
            <text:p>3.9327731092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595">
            <text:p>4595</text:p>
          </table:table-cell>
          <table:table-cell office:value-type="float" office:value="4425">
            <text:p>442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3.84180790960451">
            <text:p>3.8418079096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258">
            <text:p>2258</text:p>
          </table:table-cell>
          <table:table-cell office:value-type="float" office:value="2111">
            <text:p>2111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6.96352439602083">
            <text:p>6.963524396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695">
            <text:p>26695</text:p>
          </table:table-cell>
          <table:table-cell office:value-type="float" office:value="1">
            <text:p>1</text:p>
          </table:table-cell>
          <table:table-cell office:value-type="float" office:value="27107">
            <text:p>27107</text:p>
          </table:table-cell>
          <table:table-cell office:value-type="float" office:value="25170">
            <text:p>2517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7.69566944775526">
            <text:p>7.6956694478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590">
            <text:p>1590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2.32704402515725">
            <text:p>2.3270440252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840">
            <text:p>184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7.39130434782609">
            <text:p>7.3913043478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15">
            <text:p>515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6.21359223300971">
            <text:p>6.213592233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1658">
            <text:p>1658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9.7708082026538">
            <text:p>9.7708082027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28">
            <text:p>1728</text:p>
          </table:table-cell>
          <table:table-cell office:value-type="float" office:value="1">
            <text:p>1</text:p>
          </table:table-cell>
          <table:table-cell office:value-type="float" office:value="1757">
            <text:p>1757</text:p>
          </table:table-cell>
          <table:table-cell office:value-type="float" office:value="1705">
            <text:p>1705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3.04985337243401">
            <text:p>3.0498533724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4">
            <text:p>454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2.42290748898679">
            <text:p>2.422907489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office:value-type="float" office:value="835">
            <text:p>835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5.26946107784431">
            <text:p>5.2694610778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328">
            <text:p>7328</text:p>
          </table:table-cell>
          <table:table-cell office:value-type="float" office:value="1">
            <text:p>1</text:p>
          </table:table-cell>
          <table:table-cell office:value-type="float" office:value="7480">
            <text:p>7480</text:p>
          </table:table-cell>
          <table:table-cell office:value-type="float" office:value="6928">
            <text:p>692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7.96766743648961">
            <text:p>7.9676674365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57">
            <text:p>2557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526">
            <text:p>2526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2.21694378463975">
            <text:p>2.2169437846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01">
            <text:p>801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10.3620474406991">
            <text:p>10.3620474407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12">
            <text:p>1412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5.80736543909349">
            <text:p>5.8073654391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2150">
            <text:p>2150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3.25581395348837">
            <text:p>3.2558139535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469">
            <text:p>4469</text:p>
          </table:table-cell>
          <table:table-cell office:value-type="float" office:value="4365">
            <text:p>436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2.38258877434134">
            <text:p>2.3825887743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11">
            <text:p>2211</text:p>
          </table:table-cell>
          <table:table-cell office:value-type="float" office:value="1">
            <text:p>1</text:p>
          </table:table-cell>
          <table:table-cell office:value-type="float" office:value="2247">
            <text:p>2247</text:p>
          </table:table-cell>
          <table:table-cell office:value-type="float" office:value="2113">
            <text:p>2113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6.34169427354472">
            <text:p>6.3416942735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1541">
            <text:p>1541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5.5158987670344">
            <text:p>5.515898767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35">
            <text:p>1235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1.70040485829959">
            <text:p>1.7004048583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  <table:table-cell office:value-type="float" office:value="2832">
            <text:p>2832</text:p>
          </table:table-cell>
          <table:table-cell office:value-type="float" office:value="2657">
            <text:p>2657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6.586375611592">
            <text:p>6.5863756116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8094">
            <text:p>8094</text:p>
          </table:table-cell>
          <table:table-cell office:value-type="float" office:value="8080">
            <text:p>808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 office:value-type="float" office:value="1">
            <text:p>1</text:p>
          </table:table-cell>
          <table:table-cell/>
          <table:table-cell table:formula="of:=([.D250]/[.E250]*100)-100" office:value-type="float" office:value="0.173267326732656">
            <text:p>0.1732673267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27">
            <text:p>1327</text:p>
          </table:table-cell>
          <table:table-cell office:value-type="float" office:value="1195">
            <text:p>119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11.0460251046025">
            <text:p>11.0460251046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1829">
            <text:p>1829</text:p>
          </table:table-cell>
          <table:table-cell office:value-type="float" office:value="1647">
            <text:p>1647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11.050394656952">
            <text:p>11.050394657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float" office:value="481">
            <text:p>481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8.31600831600832">
            <text:p>8.316008316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409">
            <text:p>1409</text:p>
          </table:table-cell>
          <table:table-cell office:value-type="float" office:value="1351">
            <text:p>135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4.29311621021466">
            <text:p>4.2931162102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1980">
            <text:p>19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5.80808080808082">
            <text:p>5.8080808081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21">
            <text:p>62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4.02576489533011">
            <text:p>4.0257648953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08">
            <text:p>308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3.57142857142858">
            <text:p>3.5714285714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098">
            <text:p>109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7.74134790528234">
            <text:p>7.7413479053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5.79064587973275">
            <text:p>5.7906458797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46">
            <text:p>1346</text:p>
          </table:table-cell>
          <table:table-cell office:value-type="float" office:value="1252">
            <text:p>1252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7.50798722044728">
            <text:p>7.5079872204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70">
            <text:p>6970</text:p>
          </table:table-cell>
          <table:table-cell office:value-type="float" office:value="1">
            <text:p>1</text:p>
          </table:table-cell>
          <table:table-cell office:value-type="float" office:value="7049">
            <text:p>7049</text:p>
          </table:table-cell>
          <table:table-cell office:value-type="float" office:value="6430">
            <text:p>643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9.62674961119751">
            <text:p>9.6267496112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071">
            <text:p>9071</text:p>
          </table:table-cell>
          <table:table-cell office:value-type="float" office:value="1">
            <text:p>1</text:p>
          </table:table-cell>
          <table:table-cell office:value-type="float" office:value="9159">
            <text:p>9159</text:p>
          </table:table-cell>
          <table:table-cell office:value-type="float" office:value="9034">
            <text:p>9034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1.38366172238212">
            <text:p>1.3836617224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70">
            <text:p>4070</text:p>
          </table:table-cell>
          <table:table-cell office:value-type="float" office:value="1">
            <text:p>1</text:p>
          </table:table-cell>
          <table:table-cell office:value-type="float" office:value="4129">
            <text:p>4129</text:p>
          </table:table-cell>
          <table:table-cell office:value-type="float" office:value="3830">
            <text:p>383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7.80678851174935">
            <text:p>7.8067885117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182">
            <text:p>2182</text:p>
          </table:table-cell>
          <table:table-cell office:value-type="float" office:value="2056">
            <text:p>2056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6.1284046692607">
            <text:p>6.1284046693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445">
            <text:p>445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2.47191011235954">
            <text:p>2.4719101124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64">
            <text:p>56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5.49645390070923">
            <text:p>5.4964539007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90">
            <text:p>190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2.63157894736842">
            <text:p>2.6315789474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43">
            <text:p>44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2.48306997742664">
            <text:p>2.4830699774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139">
            <text:p>113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2.63388937664617">
            <text:p>2.6338893766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26">
            <text:p>1326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250">
            <text:p>1250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7.2">
            <text:p>7.2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764">
            <text:p>764</text:p>
          </table:table-cell>
          <table:table-cell table:formula="of:=IF(AND([.B271]&gt;[.E271];[.H271]=1);1;&quot;&quot;)" office:value-type="float" office:value="1">
            <text:p>1</text:p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 office:value-type="float" office:value="1">
            <text:p>1</text:p>
          </table:table-cell>
          <table:table-cell/>
          <table:table-cell table:formula="of:=([.D271]/[.E271]*100)-100" office:value-type="float" office:value="3.40314136125654">
            <text:p>3.4031413613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85">
            <text:p>1385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08">
            <text:p>1308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7.11009174311927">
            <text:p>7.1100917431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3169">
            <text:p>3169</text:p>
          </table:table-cell>
          <table:table-cell office:value-type="float" office:value="3030">
            <text:p>3030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4.58745874587459">
            <text:p>4.5874587459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10">
            <text:p>7510</text:p>
          </table:table-cell>
          <table:table-cell office:value-type="float" office:value="1">
            <text:p>1</text:p>
          </table:table-cell>
          <table:table-cell office:value-type="float" office:value="7584">
            <text:p>7584</text:p>
          </table:table-cell>
          <table:table-cell office:value-type="float" office:value="7130">
            <text:p>713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6.36746143057503">
            <text:p>6.3674614306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293">
            <text:p>1293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7.34725444702242">
            <text:p>7.347254447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4205">
            <text:p>4205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 office:value-type="float" office:value="1">
            <text:p>1</text:p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 office:value-type="float" office:value="1">
            <text:p>1</text:p>
          </table:table-cell>
          <table:table-cell/>
          <table:table-cell table:formula="of:=([.D276]/[.E276]*100)-100" office:value-type="float" office:value="-1.73602853745541">
            <text:p>-1.7360285375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710">
            <text:p>55710</text:p>
          </table:table-cell>
          <table:table-cell office:value-type="float" office:value="1">
            <text:p>1</text:p>
          </table:table-cell>
          <table:table-cell office:value-type="float" office:value="56177">
            <text:p>56177</text:p>
          </table:table-cell>
          <table:table-cell office:value-type="float" office:value="52900">
            <text:p>5290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6.19470699432891">
            <text:p>6.1947069943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20">
            <text:p>6520</text:p>
          </table:table-cell>
          <table:table-cell office:value-type="float" office:value="1">
            <text:p>1</text:p>
          </table:table-cell>
          <table:table-cell office:value-type="float" office:value="6569">
            <text:p>6569</text:p>
          </table:table-cell>
          <table:table-cell office:value-type="float" office:value="6430">
            <text:p>643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2.16174183514775">
            <text:p>2.1617418351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635">
            <text:p>5635</text:p>
          </table:table-cell>
          <table:table-cell office:value-type="float" office:value="1">
            <text:p>1</text:p>
          </table:table-cell>
          <table:table-cell office:value-type="float" office:value="5673">
            <text:p>5673</text:p>
          </table:table-cell>
          <table:table-cell office:value-type="float" office:value="5343">
            <text:p>5343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6.17630544637844">
            <text:p>6.1763054464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508">
            <text:p>2508</text:p>
          </table:table-cell>
          <table:table-cell office:value-type="float" office:value="2420">
            <text:p>242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3.63636363636364">
            <text:p>3.6363636364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91">
            <text:p>2291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float" office:value="2264">
            <text:p>2264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2.03180212014134">
            <text:p>2.0318021201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200">
            <text:p>20200</text:p>
          </table:table-cell>
          <table:table-cell office:value-type="float" office:value="1">
            <text:p>1</text:p>
          </table:table-cell>
          <table:table-cell office:value-type="float" office:value="20491">
            <text:p>20491</text:p>
          </table:table-cell>
          <table:table-cell office:value-type="float" office:value="19635">
            <text:p>1963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4.35956200662082">
            <text:p>4.3595620066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880">
            <text:p>5880</text:p>
          </table:table-cell>
          <table:table-cell office:value-type="float" office:value="1">
            <text:p>1</text:p>
          </table:table-cell>
          <table:table-cell office:value-type="float" office:value="5959">
            <text:p>5959</text:p>
          </table:table-cell>
          <table:table-cell office:value-type="float" office:value="5560">
            <text:p>556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7.17625899280576">
            <text:p>7.1762589928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8">
            <text:p>5848</text:p>
          </table:table-cell>
          <table:table-cell office:value-type="float" office:value="1">
            <text:p>1</text:p>
          </table:table-cell>
          <table:table-cell office:value-type="float" office:value="5942">
            <text:p>5942</text:p>
          </table:table-cell>
          <table:table-cell office:value-type="float" office:value="5578">
            <text:p>557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6.52563642882753">
            <text:p>6.5256364288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45">
            <text:p>16645</text:p>
          </table:table-cell>
          <table:table-cell office:value-type="float" office:value="1">
            <text:p>1</text:p>
          </table:table-cell>
          <table:table-cell office:value-type="float" office:value="17013">
            <text:p>17013</text:p>
          </table:table-cell>
          <table:table-cell office:value-type="float" office:value="16120">
            <text:p>16120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5.53970223325062">
            <text:p>5.5397022333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55">
            <text:p>7555</text:p>
          </table:table-cell>
          <table:table-cell office:value-type="float" office:value="1">
            <text:p>1</text:p>
          </table:table-cell>
          <table:table-cell office:value-type="float" office:value="7676">
            <text:p>7676</text:p>
          </table:table-cell>
          <table:table-cell office:value-type="float" office:value="7272">
            <text:p>7272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5.55555555555556">
            <text:p>5.5555555556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84">
            <text:p>184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5.9782608695652">
            <text:p>5.9782608696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39">
            <text:p>53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6.86456400742115">
            <text:p>6.8645640074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36">
            <text:p>43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7.79816513761469">
            <text:p>7.7981651376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26">
            <text:p>32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10.1226993865031">
            <text:p>10.1226993865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float" office:value="828">
            <text:p>828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6.40096618357488">
            <text:p>6.4009661836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760">
            <text:p>76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1.44736842105263">
            <text:p>-1.4473684211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11">
            <text:p>1111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3.78037803780377">
            <text:p>3.7803780378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40">
            <text:p>1240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5.48387096774195">
            <text:p>5.4838709677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234">
            <text:p>7234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00">
            <text:p>7100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2.60563380281691">
            <text:p>2.6056338028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291">
            <text:p>1291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4.95739736638265">
            <text:p>4.9573973664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932">
            <text:p>932</text:p>
          </table:table-cell>
          <table:table-cell table:formula="of:=IF(AND([.B297]&gt;[.E297];[.H297]=1);1;&quot;&quot;)" office:value-type="float" office:value="1">
            <text:p>1</text:p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 office:value-type="float" office:value="1">
            <text:p>1</text:p>
          </table:table-cell>
          <table:table-cell/>
          <table:table-cell table:formula="of:=([.D297]/[.E297]*100)-100" office:value-type="float" office:value="4.93562231759657">
            <text:p>4.9356223176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634">
            <text:p>2634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6.22627182991648">
            <text:p>6.2262718299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32">
            <text:p>332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8.13253012048192">
            <text:p>8.1325301205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6">
            <text:p>986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6.89655172413792">
            <text:p>6.8965517241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61">
            <text:p>861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1.27758420441346">
            <text:p>1.2775842044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60">
            <text:p>4260</text:p>
          </table:table-cell>
          <table:table-cell office:value-type="float" office:value="1">
            <text:p>1</text:p>
          </table:table-cell>
          <table:table-cell office:value-type="float" office:value="4274">
            <text:p>4274</text:p>
          </table:table-cell>
          <table:table-cell office:value-type="float" office:value="3945">
            <text:p>3945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8.33967046894803">
            <text:p>8.3396704689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36">
            <text:p>1836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7.24400871459694">
            <text:p>7.2440087146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21">
            <text:p>1421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4.50387051372275">
            <text:p>4.5038705137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99">
            <text:p>3799</text:p>
          </table:table-cell>
          <table:table-cell office:value-type="float" office:value="1">
            <text:p>1</text:p>
          </table:table-cell>
          <table:table-cell office:value-type="float" office:value="3826">
            <text:p>3826</text:p>
          </table:table-cell>
          <table:table-cell office:value-type="float" office:value="3687">
            <text:p>3687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3.77000271223216">
            <text:p>3.7700027122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3852">
            <text:p>3852</text:p>
          </table:table-cell>
          <table:table-cell office:value-type="float" office:value="3699">
            <text:p>3699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4.13625304136254">
            <text:p>4.1362530414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86">
            <text:p>4386</text:p>
          </table:table-cell>
          <table:table-cell office:value-type="float" office:value="1">
            <text:p>1</text:p>
          </table:table-cell>
          <table:table-cell office:value-type="float" office:value="4405">
            <text:p>4405</text:p>
          </table:table-cell>
          <table:table-cell office:value-type="float" office:value="4243">
            <text:p>4243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3.81805326419986">
            <text:p>3.8180532642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54">
            <text:p>2454</text:p>
          </table:table-cell>
          <table:table-cell office:value-type="float" office:value="2356">
            <text:p>2356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4.15959252971136">
            <text:p>4.1595925297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9">
            <text:p>4099</text:p>
          </table:table-cell>
          <table:table-cell office:value-type="float" office:value="3755">
            <text:p>375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9.16111850865514">
            <text:p>9.1611185087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  <table:table-cell office:value-type="float" office:value="2813">
            <text:p>2813</text:p>
          </table:table-cell>
          <table:table-cell office:value-type="float" office:value="2659">
            <text:p>265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5.79165099661527">
            <text:p>5.7916509966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35">
            <text:p>3535</text:p>
          </table:table-cell>
          <table:table-cell office:value-type="float" office:value="1">
            <text:p>1</text:p>
          </table:table-cell>
          <table:table-cell office:value-type="float" office:value="3542">
            <text:p>3542</text:p>
          </table:table-cell>
          <table:table-cell office:value-type="float" office:value="3475">
            <text:p>3475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1.92805755395685">
            <text:p>1.928057554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1787">
            <text:p>1787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8.72971460548406">
            <text:p>8.7297146055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40">
            <text:p>2440</text:p>
          </table:table-cell>
          <table:table-cell office:value-type="float" office:value="2344">
            <text:p>2344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4.09556313993174">
            <text:p>4.0955631399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office:value-type="float" office:value="1891">
            <text:p>1891</text:p>
          </table:table-cell>
          <table:table-cell office:value-type="float" office:value="1858">
            <text:p>185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1.77610333692142">
            <text:p>1.7761033369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990">
            <text:p>16990</text:p>
          </table:table-cell>
          <table:table-cell office:value-type="float" office:value="1">
            <text:p>1</text:p>
          </table:table-cell>
          <table:table-cell office:value-type="float" office:value="17129">
            <text:p>17129</text:p>
          </table:table-cell>
          <table:table-cell office:value-type="float" office:value="17490">
            <text:p>1749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2.06403659233848">
            <text:p>-2.0640365923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69">
            <text:p>3369</text:p>
          </table:table-cell>
          <table:table-cell office:value-type="float" office:value="3145">
            <text:p>3145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7.12241653418124">
            <text:p>7.1224165342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811">
            <text:p>811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2.09617755856965">
            <text:p>2.0961775586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05">
            <text:p>2705</text:p>
          </table:table-cell>
          <table:table-cell office:value-type="float" office:value="1">
            <text:p>1</text:p>
          </table:table-cell>
          <table:table-cell office:value-type="float" office:value="2761">
            <text:p>2761</text:p>
          </table:table-cell>
          <table:table-cell office:value-type="float" office:value="2674">
            <text:p>2674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3.25355272999252">
            <text:p>3.25355273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080">
            <text:p>23080</text:p>
          </table:table-cell>
          <table:table-cell office:value-type="float" office:value="1">
            <text:p>1</text:p>
          </table:table-cell>
          <table:table-cell office:value-type="float" office:value="23331">
            <text:p>23331</text:p>
          </table:table-cell>
          <table:table-cell office:value-type="float" office:value="23480">
            <text:p>2348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-0.634582623509374">
            <text:p>-0.6345826235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75">
            <text:p>4375</text:p>
          </table:table-cell>
          <table:table-cell office:value-type="float" office:value="4390">
            <text:p>439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341685649202745">
            <text:p>-0.3416856492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83">
            <text:p>1983</text:p>
          </table:table-cell>
          <table:table-cell office:value-type="float" office:value="1956">
            <text:p>1956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38036809815951">
            <text:p>1.3803680982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209">
            <text:p>2209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5.29651425984608">
            <text:p>5.2965142598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5">
            <text:p>705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2.6950354609929">
            <text:p>2.695035461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1">
            <text:p>1</text:p>
          </table:table-cell>
          <table:table-cell office:value-type="float" office:value="1165">
            <text:p>1165</text:p>
          </table:table-cell>
          <table:table-cell office:value-type="float" office:value="1131">
            <text:p>1131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3.00618921308578">
            <text:p>3.0061892131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9">
            <text:p>669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2.09267563527654">
            <text:p>2.0926756353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8">
            <text:p>170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97">
            <text:p>1697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1.11962286387744">
            <text:p>1.1196228639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4775">
            <text:p>477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-2.99476439790575">
            <text:p>-2.9947643979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float" office:value="1257">
            <text:p>1257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3.26173428798727">
            <text:p>3.261734288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14">
            <text:p>5414</text:p>
          </table:table-cell>
          <table:table-cell office:value-type="float" office:value="5420">
            <text:p>542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-0.110701107011067">
            <text:p>-0.110701107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680">
            <text:p>1680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952380952380949">
            <text:p>0.9523809524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81">
            <text:p>1481</text:p>
          </table:table-cell>
          <table:table-cell office:value-type="float" office:value="1439">
            <text:p>1439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2.9186935371786">
            <text:p>2.9186935372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058">
            <text:p>4058</text:p>
          </table:table-cell>
          <table:table-cell office:value-type="float" office:value="0">
            <text:p>0</text:p>
          </table:table-cell>
          <table:table-cell office:value-type="float" office:value="4103">
            <text:p>4103</text:p>
          </table:table-cell>
          <table:table-cell office:value-type="float" office:value="3947">
            <text:p>3947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95236888776284">
            <text:p>3.9523688878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38">
            <text:p>3638</text:p>
          </table:table-cell>
          <table:table-cell office:value-type="float" office:value="3520">
            <text:p>352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3.35227272727272">
            <text:p>3.3522727273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 office:value-type="float" office:value="1242">
            <text:p>1242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2.25442834138488">
            <text:p>2.2544283414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05">
            <text:p>2905</text:p>
          </table:table-cell>
          <table:table-cell office:value-type="float" office:value="1">
            <text:p>1</text:p>
          </table:table-cell>
          <table:table-cell office:value-type="float" office:value="2922">
            <text:p>2922</text:p>
          </table:table-cell>
          <table:table-cell office:value-type="float" office:value="2873">
            <text:p>2873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1.7055342847198">
            <text:p>1.7055342847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400">
            <text:p>140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4.28571428571429">
            <text:p>4.2857142857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3122">
            <text:p>3122</text:p>
          </table:table-cell>
          <table:table-cell office:value-type="float" office:value="2854">
            <text:p>2854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9.39032936229853">
            <text:p>9.3903293623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75">
            <text:p>4475</text:p>
          </table:table-cell>
          <table:table-cell office:value-type="float" office:value="1">
            <text:p>1</text:p>
          </table:table-cell>
          <table:table-cell office:value-type="float" office:value="4524">
            <text:p>4524</text:p>
          </table:table-cell>
          <table:table-cell office:value-type="float" office:value="4490">
            <text:p>449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0.757238307349667">
            <text:p>0.7572383073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055">
            <text:p>21055</text:p>
          </table:table-cell>
          <table:table-cell office:value-type="float" office:value="0">
            <text:p>0</text:p>
          </table:table-cell>
          <table:table-cell office:value-type="float" office:value="21173">
            <text:p>21173</text:p>
          </table:table-cell>
          <table:table-cell office:value-type="float" office:value="20180">
            <text:p>2018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4.9207135777998">
            <text:p>4.9207135778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95">
            <text:p>4395</text:p>
          </table:table-cell>
          <table:table-cell office:value-type="float" office:value="1">
            <text:p>1</text:p>
          </table:table-cell>
          <table:table-cell office:value-type="float" office:value="4382">
            <text:p>4382</text:p>
          </table:table-cell>
          <table:table-cell office:value-type="float" office:value="4145">
            <text:p>414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5.71773220747889">
            <text:p>5.7177322075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  <table:table-cell office:value-type="float" office:value="1346">
            <text:p>1346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6.68647845468054">
            <text:p>6.6864784547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float" office:value="634">
            <text:p>634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3.94321766561514">
            <text:p>3.9432176656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3">
            <text:p>1453</text:p>
          </table:table-cell>
          <table:table-cell office:value-type="float" office:value="1393">
            <text:p>1393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4.30725053840632">
            <text:p>4.3072505384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97">
            <text:p>2697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606">
            <text:p>2606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4.5663852647736">
            <text:p>4.5663852648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73">
            <text:p>173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5.20231213872833">
            <text:p>5.2023121387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74">
            <text:p>5374</text:p>
          </table:table-cell>
          <table:table-cell office:value-type="float" office:value="5340">
            <text:p>534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0.636704119850194">
            <text:p>0.6367041199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9">
            <text:p>1509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505">
            <text:p>1505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1.72757475083057">
            <text:p>1.7275747508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 office:value-type="float" office:value="2651">
            <text:p>2651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3.73443983402491">
            <text:p>3.734439834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317">
            <text:p>31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1.57728706624604">
            <text:p>1.5772870662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964">
            <text:p>964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4.97925311203321">
            <text:p>4.979253112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35">
            <text:p>1235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3.80566801619433">
            <text:p>3.8056680162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 office:value-type="float" office:value="1212">
            <text:p>1212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4.12541254125414">
            <text:p>4.1254125413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27">
            <text:p>2127</text:p>
          </table:table-cell>
          <table:table-cell office:value-type="float" office:value="1">
            <text:p>1</text:p>
          </table:table-cell>
          <table:table-cell office:value-type="float" office:value="2167">
            <text:p>2167</text:p>
          </table:table-cell>
          <table:table-cell office:value-type="float" office:value="2077">
            <text:p>207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4.33317284545016">
            <text:p>4.3331728455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683">
            <text:p>683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2.63543191800879">
            <text:p>2.635431918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office:value-type="float" office:value="2201">
            <text:p>2201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1.90822353475693">
            <text:p>1.9082235348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10">
            <text:p>1610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6583850931677">
            <text:p>4.6583850932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618">
            <text:p>2618</text:p>
          </table:table-cell>
          <table:table-cell office:value-type="float" office:value="2549">
            <text:p>254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70694389956844">
            <text:p>2.7069438996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85">
            <text:p>3385</text:p>
          </table:table-cell>
          <table:table-cell office:value-type="float" office:value="1">
            <text:p>1</text:p>
          </table:table-cell>
          <table:table-cell office:value-type="float" office:value="3412">
            <text:p>3412</text:p>
          </table:table-cell>
          <table:table-cell office:value-type="float" office:value="3320">
            <text:p>3320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2.77108433734941">
            <text:p>2.7710843373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66">
            <text:p>1066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2.25140712945591">
            <text:p>2.2514071295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564">
            <text:p>2564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1.40405616224648">
            <text:p>1.4040561622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1458">
            <text:p>1458</text:p>
          </table:table-cell>
          <table:table-cell table:formula="of:=IF(AND([.B362]&gt;[.E362];[.H362]=1);1;&quot;&quot;)" office:value-type="float" office:value="1">
            <text:p>1</text:p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 office:value-type="float" office:value="1">
            <text:p>1</text:p>
          </table:table-cell>
          <table:table-cell/>
          <table:table-cell table:formula="of:=([.D362]/[.E362]*100)-100" office:value-type="float" office:value="1.02880658436213">
            <text:p>1.0288065844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585">
            <text:p>258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2.28239845261122">
            <text:p>2.2823984526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00">
            <text:p>11400</text:p>
          </table:table-cell>
          <table:table-cell office:value-type="float" office:value="1">
            <text:p>1</text:p>
          </table:table-cell>
          <table:table-cell office:value-type="float" office:value="11564">
            <text:p>11564</text:p>
          </table:table-cell>
          <table:table-cell office:value-type="float" office:value="12390">
            <text:p>1239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 office:value-type="float" office:value="1">
            <text:p>1</text:p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 office:value-type="float" office:value="1">
            <text:p>1</text:p>
          </table:table-cell>
          <table:table-cell/>
          <table:table-cell table:formula="of:=([.D364]/[.E364]*100)-100" office:value-type="float" office:value="-6.66666666666667">
            <text:p>-6.6666666667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27">
            <text:p>927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1.72599784250269">
            <text:p>1.7259978425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04">
            <text:p>2204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171">
            <text:p>2171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2.9940119760479">
            <text:p>2.994011976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float" office:value="1766">
            <text:p>1766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-0.962627406568515">
            <text:p>-0.9626274066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24">
            <text:p>724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1.51933701657458">
            <text:p>1.5193370166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4714">
            <text:p>4714</text:p>
          </table:table-cell>
          <table:table-cell office:value-type="float" office:value="4620">
            <text:p>462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2.03463203463204">
            <text:p>2.0346320346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9">
            <text:p>3819</text:p>
          </table:table-cell>
          <table:table-cell office:value-type="float" office:value="3760">
            <text:p>376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1.56914893617022">
            <text:p>1.5691489362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3.31950207468881">
            <text:p>3.3195020747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34">
            <text:p>434</text:p>
          </table:table-cell>
          <table:table-cell table:formula="of:=IF(AND([.B372]&gt;[.E372];[.H372]=1);1;&quot;&quot;)" office:value-type="float" office:value="1">
            <text:p>1</text:p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 office:value-type="float" office:value="1">
            <text:p>1</text:p>
          </table:table-cell>
          <table:table-cell/>
          <table:table-cell table:formula="of:=([.D372]/[.E372]*100)-100" office:value-type="float" office:value="0.230414746543772">
            <text:p>0.2304147465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23">
            <text:p>723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4.56431535269711">
            <text:p>4.5643153527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601">
            <text:p>601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2.49584026622296">
            <text:p>2.4958402662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33">
            <text:p>433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7.39030023094689">
            <text:p>7.3903002309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99">
            <text:p>4699</text:p>
          </table:table-cell>
          <table:table-cell office:value-type="float" office:value="1">
            <text:p>1</text:p>
          </table:table-cell>
          <table:table-cell office:value-type="float" office:value="4776">
            <text:p>4776</text:p>
          </table:table-cell>
          <table:table-cell office:value-type="float" office:value="4557">
            <text:p>4557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4.80579328505596">
            <text:p>4.8057932851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317">
            <text:p>317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4.10094637223975">
            <text:p>4.1009463722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821">
            <text:p>821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4.26309378806333">
            <text:p>4.2630937881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684">
            <text:p>68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5.70175438596492">
            <text:p>5.701754386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605">
            <text:p>605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2.97520661157024">
            <text:p>2.9752066116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62">
            <text:p>762</text:p>
          </table:table-cell>
          <table:table-cell office:value-type="float" office:value="748">
            <text:p>748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8716577540107">
            <text:p>1.871657754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36">
            <text:p>53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5.41044776119404">
            <text:p>5.4104477612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1179">
            <text:p>1179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4.58015267175573">
            <text:p>4.5801526718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04">
            <text:p>504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1.98412698412697">
            <text:p>1.9841269841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096">
            <text:p>2096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5.82061068702291">
            <text:p>5.820610687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2">
            <text:p>83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1.08173076923077">
            <text:p>-1.0817307692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3.50194552529184">
            <text:p>3.5019455253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641">
            <text:p>641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3.58814352574103">
            <text:p>3.5881435257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697">
            <text:p>1697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3.83028874484384">
            <text:p>3.8302887448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279">
            <text:p>1279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4.06567630961689">
            <text:p>4.0656763096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499">
            <text:p>499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2.40480961923848">
            <text:p>2.4048096192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3.07017543859649">
            <text:p>3.0701754386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412">
            <text:p>1412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1.98300283286119">
            <text:p>1.9830028329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50">
            <text:p>445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460">
            <text:p>446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0.0896860986547239">
            <text:p>0.0896860987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426">
            <text:p>2426</text:p>
          </table:table-cell>
          <table:table-cell office:value-type="float" office:value="2361">
            <text:p>2361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2.75307073274035">
            <text:p>2.7530707327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72">
            <text:p>3572</text:p>
          </table:table-cell>
          <table:table-cell office:value-type="float" office:value="3380">
            <text:p>338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5.68047337278105">
            <text:p>5.6804733728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396">
            <text:p>1396</text:p>
          </table:table-cell>
          <table:table-cell office:value-type="float" office:value="1319">
            <text:p>1319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5.83775587566338">
            <text:p>5.8377558757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13">
            <text:p>1013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7.60118460019743">
            <text:p>7.6011846002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11">
            <text:p>411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1.70316301703164">
            <text:p>1.703163017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52">
            <text:p>452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5.75221238938053">
            <text:p>5.7522123894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06">
            <text:p>606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1.65016501650166">
            <text:p>1.6501650165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3277">
            <text:p>3277</text:p>
          </table:table-cell>
          <table:table-cell office:value-type="float" office:value="3180">
            <text:p>3180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3.0503144654088">
            <text:p>3.0503144654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office:value-type="float" office:value="2565">
            <text:p>2565</text:p>
          </table:table-cell>
          <table:table-cell office:value-type="float" office:value="2466">
            <text:p>2466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4.01459854014598">
            <text:p>4.0145985401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  <table:table-cell office:value-type="float" office:value="536">
            <text:p>536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-0.373134328358205">
            <text:p>-0.3731343284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35">
            <text:p>2935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67">
            <text:p>286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3.17404952912452">
            <text:p>3.1740495291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float" office:value="1548">
            <text:p>1548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4.19896640826873">
            <text:p>4.1989664083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525">
            <text:p>525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2.85714285714285">
            <text:p>2.8571428571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82">
            <text:p>782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4.0920716112532">
            <text:p>4.0920716113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09">
            <text:p>709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4.79548660084626">
            <text:p>4.7954866008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00">
            <text:p>700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6">
            <text:p>6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22">
            <text:p>72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6.78670360110803">
            <text:p>6.7867036011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  <table:table-cell office:value-type="float" office:value="1037">
            <text:p>1037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3.95371263259403">
            <text:p>3.9537126326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3305">
            <text:p>33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3.7518910741301">
            <text:p>3.7518910741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2020">
            <text:p>202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1.33663366336634">
            <text:p>1.3366336634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872">
            <text:p>187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3.84615384615385">
            <text:p>3.8461538462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16">
            <text:p>4416</text:p>
          </table:table-cell>
          <table:table-cell office:value-type="float" office:value="0">
            <text:p>0</text:p>
          </table:table-cell>
          <table:table-cell office:value-type="float" office:value="4503">
            <text:p>4503</text:p>
          </table:table-cell>
          <table:table-cell office:value-type="float" office:value="4318">
            <text:p>4318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4.28439092172302">
            <text:p>4.2843909217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1409">
            <text:p>1409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4.32931156848828">
            <text:p>4.3293115685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186">
            <text:p>3186</text:p>
          </table:table-cell>
          <table:table-cell office:value-type="float" office:value="1">
            <text:p>1</text:p>
          </table:table-cell>
          <table:table-cell office:value-type="float" office:value="3216">
            <text:p>3216</text:p>
          </table:table-cell>
          <table:table-cell office:value-type="float" office:value="3119">
            <text:p>3119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3.10997114459764">
            <text:p>3.1099711446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48">
            <text:p>2448</text:p>
          </table:table-cell>
          <table:table-cell office:value-type="float" office:value="2392">
            <text:p>2392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2.34113712374582">
            <text:p>2.3411371237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49">
            <text:p>3849</text:p>
          </table:table-cell>
          <table:table-cell office:value-type="float" office:value="1">
            <text:p>1</text:p>
          </table:table-cell>
          <table:table-cell office:value-type="float" office:value="3895">
            <text:p>3895</text:p>
          </table:table-cell>
          <table:table-cell office:value-type="float" office:value="3797">
            <text:p>3797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2.58098498814854">
            <text:p>2.5809849881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2.59067357512954">
            <text:p>2.5906735751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table:number-columns-repeated="2" office:value-type="float" office:value="546">
            <text:p>546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0">
            <text:p>0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85">
            <text:p>3085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 office:value-type="float" office:value="2975">
            <text:p>297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3.83193277310924">
            <text:p>3.8319327731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80">
            <text:p>11280</text:p>
          </table:table-cell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1170">
            <text:p>1117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2.47985675917637">
            <text:p>2.4798567592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0">
            <text:p>570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1.92982456140351">
            <text:p>-1.9298245614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1814">
            <text:p>1814</text:p>
          </table:table-cell>
          <table:table-cell office:value-type="float" office:value="1788">
            <text:p>1788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1.45413870246085">
            <text:p>1.4541387025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071">
            <text:p>1071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4.01493930905697">
            <text:p>4.0149393091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11">
            <text:p>51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3.13111545988258">
            <text:p>3.1311154599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43">
            <text:p>643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1.71073094867806">
            <text:p>1.7107309487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0">
            <text:p>870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1.83908045977013">
            <text:p>1.8390804598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 office:value-type="float" office:value="1077">
            <text:p>1077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3.24976787372331">
            <text:p>3.2497678737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7">
            <text:p>837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3.2258064516129">
            <text:p>3.2258064516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247">
            <text:p>124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3.52846832397755">
            <text:p>3.528468324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150">
            <text:p>10150</text:p>
          </table:table-cell>
          <table:table-cell office:value-type="float" office:value="0">
            <text:p>0</text:p>
          </table:table-cell>
          <table:table-cell office:value-type="float" office:value="10287">
            <text:p>10287</text:p>
          </table:table-cell>
          <table:table-cell office:value-type="float" office:value="10175">
            <text:p>10175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10073710073711">
            <text:p>1.1007371007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430">
            <text:p>7430</text:p>
          </table:table-cell>
          <table:table-cell office:value-type="float" office:value="0">
            <text:p>0</text:p>
          </table:table-cell>
          <table:table-cell office:value-type="float" office:value="7559">
            <text:p>7559</text:p>
          </table:table-cell>
          <table:table-cell office:value-type="float" office:value="7365">
            <text:p>736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2.63408010862184">
            <text:p>2.6340801086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715">
            <text:p>18715</text:p>
          </table:table-cell>
          <table:table-cell office:value-type="float" office:value="0">
            <text:p>0</text:p>
          </table:table-cell>
          <table:table-cell office:value-type="float" office:value="19149">
            <text:p>19149</text:p>
          </table:table-cell>
          <table:table-cell office:value-type="float" office:value="18755">
            <text:p>1875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2.10077312716609">
            <text:p>2.1007731272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590">
            <text:p>590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0.508474576271183">
            <text:p>0.5084745763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32">
            <text:p>432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1.62037037037037">
            <text:p>1.6203703704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732">
            <text:p>732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2.04918032786885">
            <text:p>2.0491803279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1.7948717948718">
            <text:p>1.7948717949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70">
            <text:p>47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2.97872340425531">
            <text:p>2.9787234043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581">
            <text:p>581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2.23752151462995">
            <text:p>2.2375215146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416">
            <text:p>2416</text:p>
          </table:table-cell>
          <table:table-cell office:value-type="float" office:value="2307">
            <text:p>2307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4.72475075856089">
            <text:p>4.7247507586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59">
            <text:p>559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47227191413238">
            <text:p>4.4722719141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862">
            <text:p>862</text:p>
          </table:table-cell>
          <table:table-cell office:value-type="float" office:value="809">
            <text:p>809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6.55129789864031">
            <text:p>6.5512978986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305">
            <text:p>1305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3.83141762452108">
            <text:p>3.8314176245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office:value-type="float" office:value="1959">
            <text:p>1959</text:p>
          </table:table-cell>
          <table:table-cell office:value-type="float" office:value="1899">
            <text:p>1899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3.15955766192732">
            <text:p>3.1595576619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341">
            <text:p>341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1.46627565982405">
            <text:p>1.4662756598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9">
            <text:p>1479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31">
            <text:p>1431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5.10132774283719">
            <text:p>5.1013277428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982">
            <text:p>982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 office:value-type="float" office:value="1">
            <text:p>1</text:p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3.25865580448065">
            <text:p>3.2586558045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4279">
            <text:p>4279</text:p>
          </table:table-cell>
          <table:table-cell office:value-type="float" office:value="4175">
            <text:p>4175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2.49101796407186">
            <text:p>2.4910179641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2">
            <text:p>1992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-0.0500250125062536">
            <text:p>-0.0500250125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5">
            <text:p>1175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3.91489361702129">
            <text:p>3.914893617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280">
            <text:p>8280</text:p>
          </table:table-cell>
          <table:table-cell office:value-type="float" office:value="1">
            <text:p>1</text:p>
          </table:table-cell>
          <table:table-cell office:value-type="float" office:value="8294">
            <text:p>8294</text:p>
          </table:table-cell>
          <table:table-cell office:value-type="float" office:value="8280">
            <text:p>828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169082125603865">
            <text:p>0.1690821256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153">
            <text:p>2153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2.55457501161172">
            <text:p>2.5545750116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32">
            <text:p>1532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1.10966057441253">
            <text:p>1.1096605744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47">
            <text:p>1547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office:value-type="float" office:value="1538">
            <text:p>1538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0.520156046814037">
            <text:p>0.5201560468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810">
            <text:p>810</text:p>
          </table:table-cell>
          <table:table-cell office:value-type="float" office:value="791">
            <text:p>791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2.40202275600505">
            <text:p>2.402022756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278">
            <text:p>127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4.38184663536777">
            <text:p>4.3818466354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27">
            <text:p>3727</text:p>
          </table:table-cell>
          <table:table-cell office:value-type="float" office:value="3560">
            <text:p>356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4.69101123595506">
            <text:p>4.691011236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574">
            <text:p>574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8.36236933797909">
            <text:p>8.362369338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0">
            <text:p>45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5.11111111111111">
            <text:p>5.1111111111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22">
            <text:p>1222</text:p>
          </table:table-cell>
          <table:table-cell table:formula="of:=IF(AND([.B464]&gt;[.E464];[.H464]=1);1;&quot;&quot;)" office:value-type="float" office:value="1">
            <text:p>1</text:p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1.22749590834697">
            <text:p>1.2274959083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83">
            <text:p>2683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637">
            <text:p>2637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2.42700037921881">
            <text:p>2.4270003792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3737">
            <text:p>3737</text:p>
          </table:table-cell>
          <table:table-cell office:value-type="float" office:value="3655">
            <text:p>365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2.24350205198358">
            <text:p>2.243502052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20">
            <text:p>602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5960">
            <text:p>596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1.40939597315437">
            <text:p>1.4093959732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485">
            <text:p>5485</text:p>
          </table:table-cell>
          <table:table-cell office:value-type="float" office:value="5560">
            <text:p>556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1.34892086330936">
            <text:p>-1.3489208633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39">
            <text:p>1239</text:p>
          </table:table-cell>
          <table:table-cell table:formula="of:=IF(AND([.B469]&gt;[.E469];[.H469]=1);1;&quot;&quot;)" office:value-type="float" office:value="1">
            <text:p>1</text:p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 office:value-type="float" office:value="1">
            <text:p>1</text:p>
          </table:table-cell>
          <table:table-cell/>
          <table:table-cell table:formula="of:=([.D469]/[.E469]*100)-100" office:value-type="float" office:value="-0.161420500403551">
            <text:p>-0.1614205004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63">
            <text:p>2863</text:p>
          </table:table-cell>
          <table:table-cell office:value-type="float" office:value="2754">
            <text:p>2754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3.95787944807553">
            <text:p>3.9578794481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50">
            <text:p>2950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2942">
            <text:p>2942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6995241332427">
            <text:p>1.6995241332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0">
            <text:p>4140</text:p>
          </table:table-cell>
          <table:table-cell office:value-type="float" office:value="0">
            <text:p>0</text:p>
          </table:table-cell>
          <table:table-cell office:value-type="float" office:value="4152">
            <text:p>4152</text:p>
          </table:table-cell>
          <table:table-cell office:value-type="float" office:value="4105">
            <text:p>410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1.14494518879415">
            <text:p>1.1449451888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95">
            <text:p>7495</text:p>
          </table:table-cell>
          <table:table-cell office:value-type="float" office:value="1">
            <text:p>1</text:p>
          </table:table-cell>
          <table:table-cell office:value-type="float" office:value="7615">
            <text:p>7615</text:p>
          </table:table-cell>
          <table:table-cell office:value-type="float" office:value="7277">
            <text:p>7277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4.64477119692181">
            <text:p>4.6447711969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909">
            <text:p>909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2.86028602860287">
            <text:p>2.8602860286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91">
            <text:p>1091</text:p>
          </table:table-cell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 office:value-type="float" office:value="1035">
            <text:p>1035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6.7632850241546">
            <text:p>6.7632850242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38">
            <text:p>2538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1.45784081954294">
            <text:p>1.4578408195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float" office:value="3194">
            <text:p>3194</text:p>
          </table:table-cell>
          <table:table-cell office:value-type="float" office:value="3145">
            <text:p>314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1.55802861685214">
            <text:p>1.5580286169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480">
            <text:p>3480</text:p>
          </table:table-cell>
          <table:table-cell office:value-type="float" office:value="1">
            <text:p>1</text:p>
          </table:table-cell>
          <table:table-cell office:value-type="float" office:value="3527">
            <text:p>3527</text:p>
          </table:table-cell>
          <table:table-cell office:value-type="float" office:value="3410">
            <text:p>341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3.43108504398828">
            <text:p>3.431085044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81">
            <text:p>381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4.72440944881889">
            <text:p>4.7244094488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62">
            <text:p>462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3.24675324675326">
            <text:p>3.2467532468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540">
            <text:p>9540</text:p>
          </table:table-cell>
          <table:table-cell office:value-type="float" office:value="0">
            <text:p>0</text:p>
          </table:table-cell>
          <table:table-cell office:value-type="float" office:value="9629">
            <text:p>9629</text:p>
          </table:table-cell>
          <table:table-cell office:value-type="float" office:value="9630">
            <text:p>963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103842159916923">
            <text:p>-0.010384216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2">
            <text:p>3812</text:p>
          </table:table-cell>
          <table:table-cell office:value-type="float" office:value="3605">
            <text:p>360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5.74202496532594">
            <text:p>5.7420249653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110">
            <text:p>4110</text:p>
          </table:table-cell>
          <table:table-cell office:value-type="float" office:value="0">
            <text:p>0</text:p>
          </table:table-cell>
          <table:table-cell office:value-type="float" office:value="4095">
            <text:p>4095</text:p>
          </table:table-cell>
          <table:table-cell office:value-type="float" office:value="4060">
            <text:p>4060</text:p>
          </table:table-cell>
          <table:table-cell table:formula="of:=IF(AND([.B483]&gt;[.E483];[.H483]=1);1;&quot;&quot;)" office:value-type="float" office:value="1">
            <text:p>1</text:p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 office:value-type="float" office:value="1">
            <text:p>1</text:p>
          </table:table-cell>
          <table:table-cell/>
          <table:table-cell table:formula="of:=([.D483]/[.E483]*100)-100" office:value-type="float" office:value="0.862068965517238">
            <text:p>0.8620689655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8">
            <text:p>2248</text:p>
          </table:table-cell>
          <table:table-cell office:value-type="float" office:value="2128">
            <text:p>2128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5.63909774436091">
            <text:p>5.6390977444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  <table:table-cell office:value-type="float" office:value="2881">
            <text:p>2881</text:p>
          </table:table-cell>
          <table:table-cell office:value-type="float" office:value="2856">
            <text:p>2856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0.875350140056014">
            <text:p>0.8753501401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160">
            <text:p>46160</text:p>
          </table:table-cell>
          <table:table-cell office:value-type="float" office:value="1">
            <text:p>1</text:p>
          </table:table-cell>
          <table:table-cell office:value-type="float" office:value="46784">
            <text:p>46784</text:p>
          </table:table-cell>
          <table:table-cell office:value-type="float" office:value="45300">
            <text:p>4530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>
            <text:p/>
          </table:table-cell>
          <table:table-cell/>
          <table:table-cell table:formula="of:=([.D487]/[.E487]*100)-100" office:value-type="float" office:value="3.27593818984549">
            <text:p>3.2759381898</text:p>
          </table:table-cell>
          <table:table-cell table:formula="of:=IF(OR(AND([.B487]&gt;[.E487];[.C487]=0);AND([.B487]&lt;=[.E487];[.C487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270">
            <text:p>6270</text:p>
          </table:table-cell>
          <table:table-cell office:value-type="float" office:value="1">
            <text:p>1</text:p>
          </table:table-cell>
          <table:table-cell office:value-type="float" office:value="6257">
            <text:p>6257</text:p>
          </table:table-cell>
          <table:table-cell office:value-type="float" office:value="5874">
            <text:p>5874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6.52025876744978">
            <text:p>6.5202587674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6344">
            <text:p>6344</text:p>
          </table:table-cell>
          <table:table-cell office:value-type="float" office:value="6290">
            <text:p>629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 office:value-type="float" office:value="1">
            <text:p>1</text:p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 office:value-type="float" office:value="1">
            <text:p>1</text:p>
          </table:table-cell>
          <table:table-cell table:formula="of:=IF(OR(AND([.G489]=1;[.I489]=1);AND([.F489]=1;[.H489]=1));1;&quot;&quot;)" office:value-type="float" office:value="1">
            <text:p>1</text:p>
          </table:table-cell>
          <table:table-cell/>
          <table:table-cell table:formula="of:=([.D489]/[.E489]*100)-100" office:value-type="float" office:value="0.858505564387912">
            <text:p>0.8585055644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12">
            <text:p>12</text:p>
          </table:table-cell>
          <table:table-cell table:formula="of:=SUM([.G2:.G489])" office:value-type="float" office:value="43">
            <text:p>43</text:p>
          </table:table-cell>
          <table:table-cell table:formula="of:=SUM([.H2:.H489])" office:value-type="float" office:value="16">
            <text:p>16</text:p>
          </table:table-cell>
          <table:table-cell table:formula="of:=SUM([.I2:.I489])" office:value-type="float" office:value="331">
            <text:p>331</text:p>
          </table:table-cell>
          <table:table-cell table:formula="of:=SUM([.J2:.J489])" office:value-type="float" office:value="55">
            <text:p>55</text:p>
          </table:table-cell>
          <table:table-cell table:formula="of:=([.J490]/([.H490]+[.I490]))*100" office:value-type="float" office:value="15.850144092219">
            <text:p>15.8501440922</text:p>
          </table:table-cell>
          <table:table-cell table:formula="of:=AVERAGE([.L2:.L489])" office:value-type="float" office:value="3.22460895919399">
            <text:p>3.2246089592</text:p>
          </table:table-cell>
          <table:table-cell table:formula="of:=SUM([.M2:.M489])" office:value-type="float" office:value="147">
            <text:p>147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6.66666666666667">
            <text:p>-6.6666666667</text:p>
          </table:table-cell>
          <table:table-cell table:formula="of:=[.M490]/488" office:value-type="float" office:value="0.301229508196721">
            <text:p>0.3012295082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11.050394656952">
            <text:p>11.050394657</text:p>
          </table:table-cell>
          <table:table-cell table:formula="of:=SUM([.C2:.C489])" office:value-type="float" office:value="383">
            <text:p>383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18:18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